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rame_20_contents">
      <style:text-properties officeooo:rsid="002047ab" officeooo:paragraph-rsid="002047ab"/>
    </style:style>
    <style:style style:name="P2" style:family="paragraph" style:parent-style-name="Standard">
      <style:paragraph-properties fo:break-before="page"/>
      <style:text-properties fo:font-weight="bold" officeooo:rsid="000eb5f2" officeooo:paragraph-rsid="001eb9c9" style:font-weight-asian="bold" style:font-weight-complex="bold"/>
    </style:style>
    <style:style style:name="P3" style:family="paragraph" style:parent-style-name="Standard">
      <style:text-properties fo:font-weight="bold" officeooo:rsid="000eb5f2" officeooo:paragraph-rsid="002047ab" style:font-weight-asian="bold" style:font-weight-complex="bold"/>
    </style:style>
    <style:style style:name="P4" style:family="paragraph" style:parent-style-name="Standard">
      <style:text-properties fo:font-weight="bold" officeooo:rsid="000b0cbe" officeooo:paragraph-rsid="001eb9c9" style:font-weight-asian="bold" style:font-weight-complex="bold"/>
    </style:style>
    <style:style style:name="P5" style:family="paragraph" style:parent-style-name="Standard">
      <style:text-properties fo:font-weight="bold" officeooo:rsid="002047ab" officeooo:paragraph-rsid="002047ab" style:font-weight-asian="bold" style:font-weight-complex="bold"/>
    </style:style>
    <style:style style:name="P6" style:family="paragraph" style:parent-style-name="Standard">
      <style:text-properties officeooo:rsid="000b0cbe" officeooo:paragraph-rsid="001eb9c9"/>
    </style:style>
    <style:style style:name="P7" style:family="paragraph" style:parent-style-name="Standard">
      <style:text-properties officeooo:paragraph-rsid="001eb9c9"/>
    </style:style>
    <style:style style:name="P8" style:family="paragraph" style:parent-style-name="Standard">
      <style:text-properties fo:font-weight="normal" officeooo:rsid="000eb5f2" officeooo:paragraph-rsid="001eb9c9" style:font-weight-asian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d3d4"/>
    </style:style>
    <style:style style:name="T3" style:family="text">
      <style:text-properties officeooo:rsid="001eb9c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1.64cm" fo:min-width="5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1.27cm" fo:min-width="3.7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1.799cm" fo:min-width="4.7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1.191cm" fo:min-width="4.0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1.111cm" fo:min-width="3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textarea-horizontal-align="justify" draw:textarea-vertical-align="middle" draw:auto-grow-height="false" fo:min-height="0.953cm" fo:min-width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textarea-horizontal-align="justify" draw:textarea-vertical-align="middle" draw:auto-grow-height="false" fo:min-height="1.164cm" fo:min-width="3.9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ое занятие № <text:span text:style-name="T3">4</text:span></text:p>
      <text:p text:style-name="P6"/>
      <text:p text:style-name="P6"><text:span text:style-name="T1">Тема</text:span>: Составление программ циклической структуры в IDE PyCharm Community.</text:p>
      <text:p text:style-name="P6"><text:s/></text:p>
      <text:p text:style-name="P6"><text:span text:style-name="T1">Цель</text:span>: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6"/>
      <text:p text:style-name="P6"><text:span text:style-name="T1">Постановка задачи</text:span>.</text:p>
      <text:p text:style-name="P6">Разработать программу, выводящую в порядке убывания все целые числа и выводящую наибольшее из целых чисел K.</text:p>
      <text:p text:style-name="P6"/>
      <text:p text:style-name="P6"><text:span text:style-name="T1">Тип алгоритма</text:span>: <text:s/><text:span text:style-name="T2">циклический</text:span></text:p>
      <text:p text:style-name="P6"/>
      <text:p text:style-name="P3">Блок схема программы задачи №1:</text:p>
      <text:p text:style-name="P3"/>
      <text:p text:style-name="P3"><draw:custom-shape text:anchor-type="paragraph" draw:z-index="0" draw:name="Фигура 1" draw:style-name="gr8" svg:width="3.996cm" svg:height="1.165cm" svg:x="5.085cm" svg:y="0.095cm"><text:p text:style-name="P1">Начало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7" draw:name="Вертикальная линия 1" draw:style-name="gr1" draw:text-style-name="P9" svg:x1="6.937cm" svg:y1="0.286cm" svg:x2="6.937cm" svg:y2="0.842cm"><text:p/></draw:line></text:p>
      <text:p text:style-name="P3"><draw:custom-shape text:anchor-type="paragraph" draw:z-index="1" draw:name="Фигура 2" draw:style-name="gr7" svg:width="3.837cm" svg:height="0.953cm" svg:x="5.191cm" svg:y="0.355cm"><text:p text:style-name="P1">Ввод A и B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8" draw:name="Линия 1" draw:style-name="gr1" draw:text-style-name="P9" svg:x1="7.017cm" svg:y1="0.333cm" svg:x2="7.043cm" svg:y2="1.259cm"><text:p/></draw:line></text:p>
      <text:p text:style-name="P3"/>
      <text:p text:style-name="P3"><draw:custom-shape text:anchor-type="paragraph" draw:z-index="2" draw:name="Фигура 3" draw:style-name="gr6" svg:width="3.89cm" svg:height="1.112cm" svg:x="5.218cm" svg:y="0.286cm"><text:p text:style-name="P1">A &lt; B?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9" draw:name="Вертикальная линия 2" draw:style-name="gr1" draw:text-style-name="P9" svg:x1="7.123cm" svg:y1="0.423cm" svg:x2="7.123cm" svg:y2="1.534cm"><text:p/></draw:line></text:p>
      <text:p text:style-name="P3"/>
      <text:p text:style-name="P3"/>
      <text:p text:style-name="P3"><draw:custom-shape text:anchor-type="paragraph" draw:z-index="3" draw:name="Фигура 4" draw:style-name="gr5" svg:width="4.049cm" svg:height="1.191cm" svg:x="5.271cm" svg:y="0.074cm"><text:p text:style-name="Frame_20_contents"/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0" draw:name="Линия 2" draw:style-name="gr1" draw:text-style-name="P9" svg:x1="7.308cm" svg:y1="0.291cm" svg:x2="7.334cm" svg:y2="1.085cm"><text:p/></draw:line></text:p>
      <text:p text:style-name="P3"/>
      <text:p text:style-name="P3"><draw:custom-shape text:anchor-type="paragraph" draw:z-index="4" draw:name="Фигура 5" draw:style-name="gr4" svg:width="4.763cm" svg:height="1.8cm" svg:x="5.059cm" svg:y="0.111cm"><text:p text:style-name="Frame_20_contents"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line text:anchor-type="paragraph" draw:z-index="11" draw:name="Линия 3" draw:style-name="gr1" draw:text-style-name="P9" svg:x1="7.281cm" svg:y1="0.45cm" svg:x2="7.255cm" svg:y2="1.429cm"><text:p/></draw:line></text:p>
      <text:p text:style-name="P3"/>
      <text:p text:style-name="P3"><draw:custom-shape text:anchor-type="paragraph" draw:z-index="5" draw:name="Фигура 6" draw:style-name="gr3" svg:width="3.758cm" svg:height="1.271cm" svg:x="5.535cm" svg:y="0.455cm"><text:p text:style-name="Frame_20_contents"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line text:anchor-type="paragraph" draw:z-index="12" draw:name="Линия 4" draw:style-name="gr1" draw:text-style-name="P9" svg:x1="7.44cm" svg:y1="0.265cm" svg:x2="7.493cm" svg:y2="1.297cm"><text:p/></draw:line></text:p>
      <text:p text:style-name="P3"/>
      <text:p text:style-name="P3"><draw:custom-shape text:anchor-type="paragraph" draw:z-index="6" draw:name="Фигура 7" draw:style-name="gr2" svg:width="5.425cm" svg:height="1.641cm" svg:x="4.9cm" svg:y="0.323cm"><text:p text:style-name="Frame_20_contents"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Текст программы:</text:p>
      <text:p text:style-name="P8">def print_numbers_between(A, B):</text:p>
      <text:p text:style-name="P8"><text:s text:c="4"/># Проверяем, что A меньше B</text:p>
      <text:p text:style-name="P8"><text:s text:c="4"/>if A &gt;= B:</text:p>
      <text:p text:style-name="P8"><text:s text:c="8"/>print("А должно бы меньше B.")</text:p>
      <text:p text:style-name="P8"><text:s text:c="8"/>return</text:p>
      <text:p text:style-name="P8"/>
      <text:p text:style-name="P8"><text:s text:c="4"/># Создаем список чисел между A и B (не включая A и B).</text:p>
      <text:p text:style-name="P8"><text:s text:c="4"/>numbers = list(range(A + 1, B))</text:p>
      <text:p text:style-name="P8"/>
      <text:p text:style-name="P8"><text:s text:c="4"/># Выводим числа в порядке убывания.</text:p>
      <text:p text:style-name="P8"><text:s text:c="4"/>for number in reversed(numbers):</text:p>
      <text:p text:style-name="P8"><text:s text:c="8"/>print(number)</text:p>
      <text:p text:style-name="P8"/>
      <text:p text:style-name="P8"><text:s text:c="4"/># Выводим количество чисел</text:p>
      <text:p text:style-name="P8"><text:s text:c="4"/>print("Количество чисел:", len(numbers))</text:p>
      <text:p text:style-name="P8"/>
      <text:p text:style-name="P8"/>
      <text:p text:style-name="P8"># Пример использования функции</text:p>
      <text:p text:style-name="P8"/>
      <text:p text:style-name="P8">A = 3</text:p>
      <text:p text:style-name="P8">B = 10</text:p>
      <text:p text:style-name="P8">print_numbers_between(A, B)</text:p>
      <text:p text:style-name="P8"/>
      <text:p text:style-name="P5">Протокол программы задачи №1:</text:p>
      <text:p text:style-name="P5">Блок схема задачи №2:</text:p>
      <text:p text:style-name="P5">Текст программы задачи №2:</text:p>
      <text:p text:style-name="P5">Протокол программы задачи №2:</text:p>
      <text:p text:style-name="P5"/>
      <text:p text:style-name="P5">Вывод:</text:p>
      <text:p text:style-name="P2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4T15:39:57.879518583</dc:date>
    <meta:editing-cycles>2</meta:editing-cycles>
    <meta:editing-duration>PT12M51S</meta:editing-duration>
    <meta:document-statistic meta:table-count="0" meta:image-count="0" meta:object-count="0" meta:page-count="3" meta:paragraph-count="33" meta:word-count="154" meta:character-count="1070" meta:non-whitespace-character-count="890"/>
    <meta:user-defined meta:name="Поле 1"/>
    <meta:user-defined meta:name="Поле 2"/>
    <meta:user-defined meta:name="Поле 3"/>
    <meta:user-defined meta:name="Поле 4"/>
  </office:meta>
</office:document-meta>
</file>